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precision-as-shown="true" table:automatic-find-labels="false" table:use-regular-expression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ame with spaces, "quotes" and \backslashes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7">00.00.0000</text:date>, <text:time style:data-style-name="N2" text:time-value="12:42:50.4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8:13:22.232000000</meta:creation-date>
    <dc:date>2018-01-17T12:43:58.702000000</dc:date>
    <meta:editing-duration>PT1M43S</meta:editing-duration>
    <meta:editing-cycles>2</meta:editing-cycles>
    <meta:generator>LibreOffice/6.0.0.2$Windows_X86_64 LibreOffice_project/06b618bb6f431d27fd2def25aa19c833e29b61cd</meta:generator>
    <meta:document-statistic meta:table-count="1" meta:cell-count="4" meta:object-count="0"/>
  </office:meta>
</office:document-meta>
</file>